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Rule.getName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Rule.getValue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tionRule.end( String namespace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tionRule.begin( String namespace , String 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Rule.body( String namespace , String name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